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79in" table:align="left"/>
    </style:style>
    <style:style style:name="Table1.A" style:family="table-column">
      <style:table-column-properties style:column-width="0.7715in"/>
    </style:style>
    <style:style style:name="Table1.B" style:family="table-column">
      <style:table-column-properties style:column-width="0.9264in"/>
    </style:style>
    <style:style style:name="Table1.A1" style:family="table-cell">
      <style:table-cell-properties style:vertical-align="middle" fo:padding="0.0694in" fo:border="1pt solid #000000"/>
    </style:style>
    <style:style style:name="P1" style:family="paragraph" style:parent-style-name="Standard">
      <style:text-properties officeooo:paragraph-rsid="003b3bea"/>
    </style:style>
    <style:style style:name="P2" style:family="paragraph" style:parent-style-name="Standard">
      <style:text-properties officeooo:rsid="003c9e87" officeooo:paragraph-rsid="003c9e87"/>
    </style:style>
    <style:style style:name="P3" style:family="paragraph" style:parent-style-name="Standard">
      <style:text-properties officeooo:rsid="003f2e34" officeooo:paragraph-rsid="003f2e34"/>
    </style:style>
    <style:style style:name="P4" style:family="paragraph" style:parent-style-name="Standard">
      <style:text-properties officeooo:rsid="00408e07" officeooo:paragraph-rsid="00408e07"/>
    </style:style>
    <style:style style:name="P5" style:family="paragraph" style:parent-style-name="Standard">
      <style:text-properties officeooo:rsid="0041c517" officeooo:paragraph-rsid="0041c517"/>
    </style:style>
    <style:style style:name="P6" style:family="paragraph" style:parent-style-name="Standard">
      <style:text-properties officeooo:rsid="00454ae4" officeooo:paragraph-rsid="00454ae4"/>
    </style:style>
    <style:style style:name="P7" style:family="paragraph" style:parent-style-name="Standard">
      <style:text-properties officeooo:rsid="0048999e" officeooo:paragraph-rsid="0048999e"/>
    </style:style>
    <style:style style:name="P8" style:family="paragraph" style:parent-style-name="Standard">
      <style:text-properties officeooo:rsid="004a0948" officeooo:paragraph-rsid="004a0948"/>
    </style:style>
    <style:style style:name="P9" style:family="paragraph" style:parent-style-name="Standard">
      <style:text-properties officeooo:rsid="004adafa" officeooo:paragraph-rsid="004adafa"/>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text-properties officeooo:rsid="004adafa" officeooo:paragraph-rsid="004adafa"/>
    </style:style>
    <style:style style:name="P14" style:family="paragraph" style:parent-style-name="Standard">
      <style:text-properties officeooo:rsid="004f6989" officeooo:paragraph-rsid="004f6989"/>
    </style:style>
    <style:style style:name="P15" style:family="paragraph" style:parent-style-name="Standard">
      <style:text-properties officeooo:rsid="0050adc4" officeooo:paragraph-rsid="0050adc4"/>
    </style:style>
    <style:style style:name="P16" style:family="paragraph" style:parent-style-name="Standard">
      <style:text-properties officeooo:rsid="0051efd2" officeooo:paragraph-rsid="0051efd2"/>
    </style:style>
    <style:style style:name="P17" style:family="paragraph" style:parent-style-name="Standard">
      <style:text-properties officeooo:rsid="00521f07" officeooo:paragraph-rsid="00521f07"/>
    </style:style>
    <style:style style:name="P18" style:family="paragraph" style:parent-style-name="Standard">
      <style:text-properties officeooo:rsid="00546a3e" officeooo:paragraph-rsid="00546a3e"/>
    </style:style>
    <style:style style:name="T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2" style:family="text">
      <style:text-properties fo:font-variant="normal" fo:text-transform="none" fo:color="#000000" style:text-line-through-style="none" style:text-line-through-type="none" style:font-name="Times New Roman" fo:font-size="11pt" style:text-underline-style="none" fo:font-weight="normal" style:text-blinking="false" fo:background-color="transparent" loext:char-shading-value="0" style:font-size-asian="11pt" style:font-size-complex="11pt"/>
    </style:style>
    <style:style style:name="T3"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4" style:family="text">
      <style:text-properties fo:font-style="normal" fo:font-weight="normal"/>
    </style:style>
    <style:style style:name="T5" style:family="text">
      <style:text-properties officeooo:rsid="0020fa09"/>
    </style:style>
    <style:style style:name="T6" style:family="text">
      <style:text-properties officeooo:rsid="00240281"/>
    </style:style>
    <style:style style:name="T7" style:family="text">
      <style:text-properties officeooo:rsid="002c69f6"/>
    </style:style>
    <style:style style:name="T8" style:family="text">
      <style:text-properties officeooo:rsid="002e0895"/>
    </style:style>
    <style:style style:name="T9" style:family="text">
      <style:text-properties officeooo:rsid="003365ba"/>
    </style:style>
    <style:style style:name="T10" style:family="text">
      <style:text-properties officeooo:rsid="003432a9"/>
    </style:style>
    <style:style style:name="T11" style:family="text">
      <style:text-properties officeooo:rsid="00381e08"/>
    </style:style>
    <style:style style:name="T12" style:family="text">
      <style:text-properties officeooo:rsid="003b3bea"/>
    </style:style>
    <style:style style:name="T13" style:family="text">
      <style:text-properties officeooo:rsid="003eccdf"/>
    </style:style>
    <style:style style:name="T14" style:family="text">
      <style:text-properties officeooo:rsid="00406165"/>
    </style:style>
    <style:style style:name="T15" style:family="text">
      <style:text-properties officeooo:rsid="00408e07"/>
    </style:style>
    <style:style style:name="T16" style:family="text">
      <style:text-properties officeooo:rsid="0046adfb"/>
    </style:style>
    <style:style style:name="T17" style:family="text">
      <style:text-properties officeooo:rsid="004c6e77"/>
    </style:style>
    <style:style style:name="T18" style:family="text">
      <style:text-properties officeooo:rsid="004e17c6"/>
    </style:style>
    <style:style style:name="T19" style:family="text">
      <style:text-properties officeooo:rsid="0053b7d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a8dbba76-7fff-c191-204a-91601e537042"/>Autoformation Javascript</text:p>
      <text:p text:style-name="Standard"/>
      <text:p text:style-name="Standard">Partie 1</text:p>
      <text:p text:style-name="Standard">Cours 1 -Introduction à la programmation</text:p>
      <text:p text:style-name="Standard"/>
      <text:p text:style-name="Standard">Le seul langage compréhensible par un ordinateur est l’assembleur. Quel que soit le langage de programmation choisi pour coder, l'exécution va traduire les lignes de commandes en langage assembleur afin de faire réagir l’ordinateur et suivre les ordres envoyés. Plusieurs méthodes peuvent être suivies:</text:p>
      <text:list xml:id="list2500784554" text:style-name="L1">
        <text:list-item>
          <text:p text:style-name="P10">Utiliser un interpréteur, les lignes de codes vont être interprétées lignes par lignes en langage assembleur. (Python, php)</text:p>
        </text:list-item>
        <text:list-item>
          <text:p text:style-name="P10">Utiliser un compilateur: l’ensemble du code va être compilé en un fichier type .exe qui sera ensuite traduit et exécuter par l’assembleur</text:p>
        </text:list-item>
        <text:list-item>
          <text:p text:style-name="P10">Utiliser un pseudo compilateur: ici non pas un mais plusieurs fichier exécutable vont être compilés (java, langages Microsoft)</text:p>
        </text:list-item>
      </text:list>
      <text:p text:style-name="Standard">En programmation, pour résoudre un problème on définit un algorithme composé d’actions simples ou conditionnelles qui vont réaliser un code pour résoudre.  </text:p>
      <text:p text:style-name="Standard"/>
      <text:p text:style-name="Standard">Cours 2 - présentation de JavaScript</text:p>
      <text:p text:style-name="Standard"/>
      <text:p text:style-name="Standard">Initialement créé pour créer des pages webs dynamique, du fait de la forte communauté d'utilisateur il est possible maintenant de développer en front et back end voir même d’associer des bases de données avec JavaScript. </text:p>
      <text:p text:style-name="Standard">De nombreuses mises à jour ont été développées. Les versions les plus utilisées actuellement sont les ES5 et ES6.</text:p>
      <text:p text:style-name="Standard"/>
      <text:p text:style-name="Standard">Cours 3 - 3,2,1...codez</text:p>
      <text:p text:style-name="Standard"/>
      <text:list xml:id="list968238349" text:style-name="L2">
        <text:list-item>
          <text:p text:style-name="P11">Type nombre:</text:p>
        </text:list-item>
      </text:list>
      <text:p text:style-name="Standard">Addition (+), multiplication (*), soustraction (-), division (/)</text:p>
      <text:list xml:id="list1587138556" text:style-name="L3">
        <text:list-item>
          <text:p text:style-name="P12">Type chaine: string utilisation de “”. Insertion de caractères spéciaux avec /. Concaténation “mot1” + “mot2” = “mot1mot2”</text:p>
        </text:list-item>
      </text:list>
      <text:p text:style-name="Standard">On définit une instruction comme une commande, elle est délimité par un ; à sa fin.</text:p>
      <text:p text:style-name="Standard">console.log(): pour afficher le résultat sur la console (print)</text:p>
      <text:p text:style-name="Standard"/>
      <text:p text:style-name="Standard">Cours 4: Jouer avec les variables</text:p>
      <text:p text:style-name="Standard"/>
      <text:p text:style-name="Standard">Une variable est définie par son nom, sa valeur et son type. Permet de prendre en compte un changement de valeur dans l'interaction avec l’utilisateur. </text:p>
      <text:p text:style-name="Standard">Déclaration: let nomVar = valeur;</text:p>
      <text:p text:style-name="Standard">Déclaration d’une constante; const nomConst = valeur;</text:p>
      <text:p text:style-name="Standard">Opérateur d’incrémentation “+=” ou “++”</text:p>
      <text:p text:style-name="Standard">Portée d’une variable: portion de code où cette variable existe. Est délimité par “{}”.</text:p>
      <text:p text:style-name="Standard">Une expression est une partie de code qui génère la valeur d’une variable. Le calcul de la valeur d’une expression est l’évaluation.</text:p>
      <text:p text:style-name="Standard">Inclusion d’une expression dans une chaine de caractère: <text:span text:style-name="T6">`</text:span>${var}<text:span text:style-name="T6">`</text:span>: donne la valeur de la var. <text:span text:style-name="T6">Attention à bien utiliser les accent grave pour interpoler.</text:span></text:p>
      <text:p text:style-name="Standard">La conversion de type est implicite:</text:p>
      <text:p text:style-name="Standard">exemple: const f = 100;</text:p>
      <text:p text:style-name="Standard"><text:soft-page-break/>console.log("f contient " + f); // =&gt;  "f contient 100"</text:p>
      <text:p text:style-name="Standard">Ici f est convertie en strng automatiquement.</text:p>
      <text:p text:style-name="Standard">Conversion de type explicite: forcer la conversion d’une variable. Num(“strng”) convertie en valeur numérique String(valeur non strng) convertit en chaîne de caractère.</text:p>
      <text:p text:style-name="Standard"/>
      <text:p text:style-name="Standard">Interaction avec l’utilisateur: const input = prompt(”entrer du text”); La valeur de la constante input sera la valeur tapé par l’utilisateur. La commande prompt affiche une boîte de saisie dans la console.  Attention prompt() renvoie uniquement des chaîne de caractères.</text:p>
      <text:p text:style-name="Standard"/>
      <text:p text:style-name="Standard">Commande alerte() permet d’afficher une boîte de dialogue de type alerte.</text:p>
      <text:p text:style-name="Standard"/>
      <text:p text:style-name="Standard"><text:span text:style-name="T1">Nom d’une variable: doit être logique et ne doit pas être un nom réservé JS (</text:span><text:a xlink:type="simple" xlink:href="https://developer.mozilla.org/fr/docs/Web/JavaScript/Reference/Mots_réservés" text:style-name="Internet_20_link" text:visited-style-name="Visited_20_Internet_20_Link"><text:span text:style-name="T3">https://developer.mozilla.org/fr/docs/Web/JavaScript/Reference/Mots_r%C3%A9serv%C3%A9s</text:span></text:a><text:span text:style-name="T2"> </text:span><text:span text:style-name="T1">).</text:span></text:p>
      <text:p text:style-name="Standard"/>
      <text:p text:style-name="Standard">Cours 5 - Ajouter des conditions</text:p>
      <text:p text:style-name="Standard"/>
      <text:p text:style-name="Standard">Boucle if: </text:p>
      <text:p text:style-name="Standard">if (condition) {</text:p>
      <text:p text:style-name="Standard">action</text:p>
      <text:p text:style-name="Standard">} else if (condition) {</text:p>
      <text:p text:style-name="Standard">}</text:p>
      <text:p text:style-name="Standard"/>
      <text:p text:style-name="Standard">La condition doit toujours être un booléan. Différents opérateurs utilisables:</text:p>
      <text:p text:style-name="Standard"/>
      <table:table table:name="Table1" table:style-name="Table1">
        <table:table-column table:style-name="Table1.A"/>
        <table:table-column table:style-name="Table1.B"/>
        <table:table-row>
          <table:table-cell table:style-name="Table1.A1" office:value-type="string">
            <text:p text:style-name="Standard">Opérateur</text:p>
          </table:table-cell>
          <table:table-cell table:style-name="Table1.A1" office:value-type="string">
            <text:p text:style-name="Standard">Signification</text:p>
          </table:table-cell>
        </table:table-row>
        <table:table-row>
          <table:table-cell table:style-name="Table1.A1" office:value-type="string">
            <text:p text:style-name="Standard">===</text:p>
          </table:table-cell>
          <table:table-cell table:style-name="Table1.A1" office:value-type="string">
            <text:p text:style-name="Standard">Egale à</text:p>
          </table:table-cell>
        </table:table-row>
        <table:table-row>
          <table:table-cell table:style-name="Table1.A1" office:value-type="string">
            <text:p text:style-name="Standard">!==</text:p>
          </table:table-cell>
          <table:table-cell table:style-name="Table1.A1" office:value-type="string">
            <text:p text:style-name="Standard">Différent de</text:p>
          </table:table-cell>
        </table:table-row>
        <table:table-row>
          <table:table-cell table:style-name="Table1.A1" office:value-type="string">
            <text:p text:style-name="Standard">&lt;</text:p>
          </table:table-cell>
          <table:table-cell table:style-name="Table1.A1" office:value-type="string">
            <text:p text:style-name="Standard">Inférieur</text:p>
          </table:table-cell>
        </table:table-row>
        <table:table-row>
          <table:table-cell table:style-name="Table1.A1" office:value-type="string">
            <text:p text:style-name="Standard">&lt;=</text:p>
          </table:table-cell>
          <table:table-cell table:style-name="Table1.A1" office:value-type="string">
            <text:p text:style-name="Standard">Inférieur ou égale</text:p>
          </table:table-cell>
        </table:table-row>
        <table:table-row>
          <table:table-cell table:style-name="Table1.A1" office:value-type="string">
            <text:p text:style-name="Standard">&gt;</text:p>
          </table:table-cell>
          <table:table-cell table:style-name="Table1.A1" office:value-type="string">
            <text:p text:style-name="Standard">Supérieur</text:p>
          </table:table-cell>
        </table:table-row>
        <table:table-row>
          <table:table-cell table:style-name="Table1.A1" office:value-type="string">
            <text:p text:style-name="Standard">&gt;=</text:p>
          </table:table-cell>
          <table:table-cell table:style-name="Table1.A1" office:value-type="string">
            <text:p text:style-name="Standard">Supérieur ou égale</text:p>
          </table:table-cell>
        </table:table-row>
      </table:table>
      <text:p text:style-name="Standard">Opérateur logique ET: &amp;&amp;</text:p>
      <text:p text:style-name="Standard">Opérateur logique OU: ||</text:p>
      <text:p text:style-name="Standard">Opérateur logique non !()</text:p>
      <text:p text:style-name="Standard"/>
      <text:p text:style-name="Standard">Script de coix</text:p>
      <text:p text:style-name="Standard"/>
      <text:p text:style-name="Standard">switch(variable à checker) {</text:p>
      <text:p text:style-name="Standard"> <text:span text:style-name="T4">case “valeur pour condition 1”:</text:span></text:p>
      <text:p text:style-name="Standard"><text:soft-page-break/>   <text:span text:style-name="T4">action 1</text:span></text:p>
      <text:p text:style-name="Standard">   <text:span text:style-name="T4">breack;</text:span></text:p>
      <text:p text:style-name="Standard"> <text:span text:style-name="T4">case “valeur pour condition 2”:</text:span></text:p>
      <text:p text:style-name="Standard">   <text:span text:style-name="T4">action 2</text:span></text:p>
      <text:p text:style-name="Standard">   <text:span text:style-name="T4">breack;</text:span></text:p>
      <text:p text:style-name="Standard"> <text:span text:style-name="T4">default:</text:span></text:p>
      <text:p text:style-name="Standard">   <text:span text:style-name="T4">action par défaut</text:span></text:p>
      <text:p text:style-name="Standard">}</text:p>
      <text:p text:style-name="Standard"/>
      <text:p text:style-name="Standard">cours 6 - Répété des instructions</text:p>
      <text:p text:style-name="Standard"/>
      <text:p text:style-name="Standard">Boucle while</text:p>
      <text:p text:style-name="Standard">while (condition de breack) {</text:p>
      <text:p text:style-name="Standard"> <text:span text:style-name="T4">action si non breack</text:span></text:p>
      <text:p text:style-name="Standard">}</text:p>
      <text:p text:style-name="Standard">Boucle for (compteur): on défini la valeur d’initialisation, la condition de fin de boulce et l’étape (ce qui évolue ou ce qui est incrémenté sur la boucle <text:span text:style-name="T5">après chaque tour</text:span>)</text:p>
      <text:p text:style-name="Standard">let compteur;</text:p>
      <text:p text:style-name="Standard">for (compteur = 1; compteur &lt;= 5; compteur++) {</text:p>
      <text:p text:style-name="Standard"><text:s text:c="2"/>console.log(compteur);</text:p>
      <text:p text:style-name="Standard">}</text:p>
      <text:p text:style-name="Standard"/>
      <text:p text:style-name="Standard">Partie 2</text:p>
      <text:p text:style-name="Standard"/>
      <text:p text:style-name="Standard">cours1 – Modulariser le code grace aux fonctions</text:p>
      <text:p text:style-name="Standard"/>
      <text:p text:style-name="Standard">Une fonction est un groupe d’instructions qui réalisent une tâche donnée.</text:p>
      <text:p text:style-name="Standard">Déclaration d’une fonction:</text:p>
      <text:p text:style-name="Standard"/>
      <text:p text:style-name="Standard">// Déclaration d'une fonction nommée maFonction</text:p>
      <text:p text:style-name="Standard">function maFonction() {</text:p>
      <text:p text:style-name="Standard"><text:s text:c="2"/>// Instructions de la fonction</text:p>
      <text:p text:style-name="Standard">}<text:line-break/><text:span text:style-name="T7">maFonction()</text:span></text:p>
      <text:p text:style-name="Standard">// App<text:span text:style-name="T8">el</text:span> de la fonction</text:p>
      <text:p text:style-name="Standard">Si utilisation du mot clé return, on définit la valeur que la fonction doit retourner lorsqu’on l’appel.</text:p>
      <text:p text:style-name="Standard"/>
      <text:p text:style-name="Standard">Fonction anonyme: lorsque l’on store la fonction directement dans une variable const var = fonction() {} </text:p>
      <text:p text:style-name="Standard">Autre écriture: const var = (param) =&gt; {}</text:p>
      <text:p text:style-name="Standard">Il existe de nombreuses fonction prédéfinies en JS. </text:p>
      <text:p text:style-name="Standard"/>
      <text:p text:style-name="Standard">Cours 2 – Objets</text:p>
      <text:p text:style-name="Standard">Définition littérale d’un objet:</text:p>
      <text:p text:style-name="Standard">const nomObjet = {</text:p>
      <text:p text:style-name="Standard">param1: “valeur<text:span text:style-name="T9">1</text:span>”,</text:p>
      <text:p text:style-name="Standard">paramn : “valeur”</text:p>
      <text:p text:style-name="Standard">};</text:p>
      <text:p text:style-name="Standard"><text:span text:style-name="T10">Jouer avec les paramètres d’un objet: </text:span>nomObjet.param1 = valeur1</text:p>
      <text:p text:style-name="Standard"><text:soft-page-break/>Modification d’un paramètre: <text:span text:style-name="T9">nomObjet.param1 = </text:span>nouvellevaleure</text:p>
      <text:p text:style-name="Standard">Ajout d’un paramètre: nomObjet.newParamètre = valeur</text:p>
      <text:p text:style-name="Standard">Lorsqu’un paralètre est une fonction on parle de méthode. Le mot clé this permet de définir l’objet sur lequel la méthode <text:span text:style-name="T13">a été appelé</text:span>.</text:p>
      <text:p text:style-name="Standard">Ex: const perso = {</text:p>
      <text:p text:style-name="Standard"><text:tab/>nom: “alex”,</text:p>
      <text:p text:style-name="Standard"><text:tab/>age = 29,</text:p>
      <text:p text:style-name="P1"><text:tab/>description() {</text:p>
      <text:p text:style-name="P1"><text:span text:style-name="T12"><text:tab/><text:tab/>return </text:span>`Mon nom est <text:span text:style-name="T11">$</text:span>{this.nom} et j’ai <text:span text:style-name="T11">$</text:span>{this.age}`</text:p>
      <text:p text:style-name="Standard"><text:tab/>}</text:p>
      <text:p text:style-name="Standard">};</text:p>
      <text:p text:style-name="P2">Appel d’une méthode sur un objet: objet.methode()</text:p>
      <text:p text:style-name="P2"/>
      <text:p text:style-name="P3">Cours 3 – Les tableaux</text:p>
      <text:p text:style-name="P3"/>
      <text:p text:style-name="P3">Définir un tableau const tab = [<text:span text:style-name="T14">elem1, elemn</text:span>]. <text:span text:style-name="T14">On peut y stocker tout type d’éléments. </text:span></text:p>
      <text:p text:style-name="P3">.<text:span text:style-name="T15">length → donne la taille</text:span></text:p>
      <text:p text:style-name="P4">Index de 0 à length – 1</text:p>
      <text:p text:style-name="P4"/>
      <text:p text:style-name="P5">Boucle forEach</text:p>
      <text:p text:style-name="P5">const tab = [elem1, … , elemn]</text:p>
      <text:p text:style-name="P5">tab.forEach (item =&gt; {</text:p>
      <text:p text:style-name="P5">action sur item;</text:p>
      <text:p text:style-name="P5">});</text:p>
      <text:p text:style-name="P3"/>
      <text:p text:style-name="P6">Ajouter un élément: tab.push(elem) – <text:span text:style-name="T16">unshift() permet d’ajouter l’élément en début de tableau</text:span></text:p>
      <text:p text:style-name="P7">Supprimer dernier élément .pop() - .splice(1er indice à supp, dernier indice à sup) pour supprimer plusieurs indices.</text:p>
      <text:p text:style-name="P6"/>
      <text:p text:style-name="P8">Cours 4 – Les chaines de caractère</text:p>
      <text:p text:style-name="P8"/>
      <text:p text:style-name="P8">.lenght → taille de la chaine</text:p>
      <text:p text:style-name="P8">.toLowerCase → minuscule</text:p>
      <text:p text:style-name="P8">.toUpperCase → majuscule</text:p>
      <text:p text:style-name="P8">chaine[n] → lettre à l’indice n</text:p>
      <text:p text:style-name="P9">Array.from(chaine) → transformation en tableau de lettre (=split en ruby)</text:p>
      <text:p text:style-name="P9">.<text:span text:style-name="T17">indexOf() → renvoie indice du premier caractère trouvé</text:span></text:p>
      <text:p text:style-name="P9">.<text:span text:style-name="T17">startsWith(), endWith() renvoie true ou false si début ou fin correspond ou non avec caractère recherché</text:span></text:p>
      <text:p text:style-name="P9">.<text:span text:style-name="T18">split(“caractère”) → coupe chaine en tableau à chaque caractère spécifié</text:span></text:p>
      <text:p text:style-name="P9"/>
      <text:p text:style-name="P14">Cours 5 – La programmation orientée objet</text:p>
      <text:p text:style-name="P14"/>
      <text:p text:style-name="P15">Classe: abstraction qui permet de manipuler un objet de façon plus globale lui définissant un modèle qui permet de créer plusieurs objets de type identique facilement. </text:p>
      <text:p text:style-name="P16">Code:</text:p>
      <text:p text:style-name="P16">class NomDeLaCLasse {</text:p>
      <text:p text:style-name="P16"><text:tab/>constructor(paramètres) {</text:p>
      <text:p text:style-name="P16"><text:tab/><text:tab/>this.<text:span text:style-name="T19">prop</text:span>1 = param1;</text:p>
      <text:p text:style-name="P16"><text:soft-page-break/><text:tab/><text:tab/>this.<text:span text:style-name="T19">prop</text:span>n = paramn</text:p>
      <text:p text:style-name="P16">}</text:p>
      <text:p text:style-name="P16"><text:tab/>methode1() {</text:p>
      <text:p text:style-name="P16">}</text:p>
      <text:p text:style-name="P16">};</text:p>
      <text:p text:style-name="P16"/>
      <text:p text:style-name="P16">La methode constructor() est exécuter chaque fois que l’on défini un nouvel objet de la classe. Elle met en place les différents paramètres de l’objet (qui sont commun à tous les objets de la classe).</text:p>
      <text:p text:style-name="P16">Chaque méthode de la classe est interne et utilise le mot clé this.</text:p>
      <text:p text:style-name="P16"/>
      <text:p text:style-name="P17">Def d’un objet d’une class: const objet = NomDeLaClasse.new(arguments)</text:p>
      <text:p text:style-name="P17"/>
      <text:p text:style-name="P18">On peut définir un objet à partir de son prototype. (Dans l’idée c’est la même chose lorsqu’en Ruby on def un objet à partir d’un hasher .create(hasher))</text:p>
      <text:p text:style-name="P18">Ex:</text:p>
      <text:p text:style-name="P18">const unObjet = { a: 2 };</text:p>
      <text:p text:style-name="P18"/>
      <text:p text:style-name="P18">// Crée unAutreObjet avec unObjet comme prototype</text:p>
      <text:p text:style-name="P18">const unAutreObjet = Object.create(unObjet);</text:p>
      <text:p text:style-name="P18"/>
      <text:p text:style-name="P18">console.log(unAutreObjet.a); //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03:01.768455945</meta:creation-date>
    <dc:date>2019-02-21T09:59:39.449357301</dc:date>
    <meta:editing-duration>P1DT5H32M57S</meta:editing-duration>
    <meta:editing-cycles>47</meta:editing-cycles>
    <meta:generator>LibreOffice/6.0.6.2$Linux_X86_64 LibreOffice_project/00m0$Build-2</meta:generator>
    <meta:document-statistic meta:table-count="1" meta:image-count="0" meta:object-count="0" meta:page-count="5" meta:paragraph-count="149" meta:word-count="1114" meta:character-count="7099" meta:non-whitespace-character-count="6086"/>
  </office:meta>
</office:document-meta>
</file>